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fo:padding="0in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4382in" svg:width="3.6in" svg:height="1.167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ext_20_Body" style:display-name="Text Body" style:family="graphic" style:parent-style-name="Formula">
      <style:graphic-properties svg:width="5.8953in" svg:height="0.778in" text:anchor-type="as-char" svg:y="-0.4366in" fo:margin-left="0.0791in" fo:margin-right="0.0791in" style:vertical-pos="from-top"/>
    </style:style>
    <style:style style:name="Quotations" style:family="graphic" style:parent-style-name="Text_20_Body">
      <style:graphic-properties svg:width="5.8953in" svg:height="0.778in" text:anchor-type="as-char" svg:y="-0.4366in" fo:margin-left="0.0791in" fo:margin-right="0.0791in" style:vertical-pos="from-top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1:40:51.318698156</meta:creation-date>
    <dc:date>2015-09-10T16:20:53.928431559</dc:date>
    <meta:editing-duration>PT21M48S</meta:editing-duration>
    <meta:editing-cycles>4</meta:editing-cycles>
    <meta:generator>LibreOffice/4.2.8.2$Linux_X86_64 LibreOffice_project/420m0$Build-2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frac>
        <mtable>
          <mtr>
            <mtd>
              <mn>29,9</mn>
            </mtd>
          </mtr>
          <mtr>
            <mtd>
              <mrow>
                <mspace width="2em"/>
                <mi>т</mi>
                <mi>.</mi>
                <mi>р</mi>
                <mi>.</mi>
              </mrow>
            </mtd>
          </mtr>
        </mtable>
        <mtable>
          <mtr>
            <mtd>
              <mspace width="2em"/>
            </mtd>
          </mtr>
          <mtr>
            <mtd>
              <mrow>
                <mtable>
                  <mtr>
                    <mtd>
                      <mn>29</mn>
                    </mtd>
                  </mtr>
                  <mtr>
                    <mtd>
                      <mi mathvariant="italic">лет</mi>
                    </mtd>
                  </mtr>
                </mtable>
                <mrow>
                  <mspace width="2em"/>
                  <mo stretchy="false">×</mo>
                  <mspace width="2em"/>
                </mrow>
                <mtable>
                  <mtr>
                    <mtd>
                      <mn>52</mn>
                    </mtd>
                  </mtr>
                  <mtr>
                    <mtd>
                      <mi mathvariant="italic">недели</mi>
                    </mtd>
                  </mtr>
                </mtable>
                <mrow>
                  <mspace width="2em"/>
                  <mo stretchy="false">×</mo>
                  <mspace width="2em"/>
                </mrow>
                <mtable>
                  <mtr>
                    <mtd>
                      <mn>2</mn>
                    </mtd>
                  </mtr>
                  <mtr>
                    <mtd>
                      <mrow>
                        <mi mathvariant="italic">раза</mi>
                        <mi>в</mi>
                      </mrow>
                    </mtd>
                  </mtr>
                  <mtr>
                    <mtd>
                      <mi mathvariant="italic">неделю</mi>
                    </mtd>
                  </mtr>
                </mtable>
              </mrow>
            </mtd>
          </mtr>
        </mtable>
      </mfrac>
      <mrow>
        <mspace width="2em"/>
        <mo stretchy="false">=</mo>
        <mspace width="2em"/>
      </mrow>
      <mfrac>
        <mtable>
          <mtr>
            <mtd>
              <mn>29,9</mn>
            </mtd>
          </mtr>
          <mtr>
            <mtd>
              <mrow>
                <mspace width="2em"/>
                <mi>т</mi>
                <mi>.</mi>
                <mi>р</mi>
                <mi>.</mi>
              </mrow>
            </mtd>
          </mtr>
        </mtable>
        <mtable>
          <mtr>
            <mtd>
              <mspace width="2em"/>
            </mtd>
          </mtr>
          <mtr>
            <mtd>
              <mn>3016</mn>
            </mtd>
          </mtr>
          <mtr>
            <mtd>
              <mi mathvariant="italic">раз</mi>
            </mtd>
          </mtr>
        </mtable>
      </mfrac>
      <mrow>
        <mspace width="2em"/>
        <mo stretchy="false">=</mo>
        <mtable>
          <mtr>
            <mtd>
              <mn>9,9</mn>
            </mtd>
          </mtr>
          <mtr>
            <mtd>
              <mi mathvariant="italic">рублей</mi>
            </mtd>
          </mtr>
          <mtr>
            <mtd>
              <mrow>
                <mi>в</mi>
                <mi mathvariant="italic">сутки</mi>
              </mrow>
            </mtd>
          </mtr>
        </mtable>
      </mrow>
    </mrow>
    <annotation encoding="StarMath 5.0">stack{{29,9}#~т.р.} over stack{~#{stack{29#лет}~times~stack{52#недели}~times~stack{2#раза в# неделю}}}~=~stack{{29,9}#~т.р.} over stack{~#{3016}#{раз}}~=stack{9,9#{рублей}#{в сутки}}</annotation>
  </semantics>
</math>
</file>